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US"/>
    </style:style>
    <style:style style:name="T1" style:family="text">
      <style:text-properties fo:language="bg" fo:country="BG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00365083544426865" text:style-name="L1">
        <text:list-item>
          <text:p text:style-name="P1">ID</text:p>
        </text:list-item>
        <text:list-item>
          <text:p text:style-name="P1">username – <text:span text:style-name="T1">Потребителско име</text:span></text:p>
        </text:list-item>
        <text:list-item>
          <text:p text:style-name="P2">password – <text:span text:style-name="T1">Парола</text:span></text:p>
        </text:list-item>
        <text:list-item>
          <text:p text:style-name="P2">e-mail – <text:span text:style-name="T1">За забравена парола</text:span></text:p>
        </text:list-item>
        <text:list-item>
          <text:p text:style-name="P2">date_reg – <text:span text:style-name="T1">дата на регистрация</text:span></text:p>
        </text:list-item>
        <text:list-item>
          <text:p text:style-name="P2">status_admin – <text:span text:style-name="T1">Дали е главен </text:span>user <text:span text:style-name="T1">или не</text:span></text:p>
        </text:list-item>
        <text:list-item>
          <text:p text:style-name="P2">info_name – <text:span text:style-name="T1">Име на обекта/админа (Например: „Магазин Габрово“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7T11:44:05.83</meta:creation-date>
    <meta:generator>OpenOffice/4.1.0$Win32 OpenOffice.org_project/410m18$Build-9764</meta:generator>
    <dc:date>2014-10-02T02:35:53.43</dc:date>
    <meta:editing-duration>PT9M2S</meta:editing-duration>
    <meta:editing-cycles>2</meta:editing-cycles>
    <meta:document-statistic meta:table-count="0" meta:image-count="0" meta:object-count="0" meta:page-count="1" meta:paragraph-count="7" meta:word-count="41" meta:character-count="221"/>
  </office:meta>
</office:document-meta>
</file>